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24081" calcext:value-type="float">
            <text:p>0,224081</text:p>
          </table:table-cell>
          <table:table-cell office:value-type="float" office:value="521" calcext:value-type="float">
            <text:p>521</text:p>
          </table:table-cell>
          <table:table-cell office:value-type="float" office:value="0.388143" calcext:value-type="float">
            <text:p>0,388143</text:p>
          </table:table-cell>
          <table:table-cell table:style-name="Default" office:value-type="float" office:value="84698874" calcext:value-type="float">
            <text:p>84698874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98773251982.8" calcext:value-type="float">
            <text:p>98773251982,8</text:p>
          </table:table-cell>
          <table:table-cell office:value-type="float" office:value="0.495125" calcext:value-type="float">
            <text:p>0,495125</text:p>
          </table:table-cell>
          <table:table-cell office:value-type="float" office:value="507" calcext:value-type="float">
            <text:p>507</text:p>
          </table:table-cell>
          <table:table-cell office:value-type="float" office:value="0.676388" calcext:value-type="float">
            <text:p>0,676388</text:p>
          </table:table-cell>
          <table:table-cell table:style-name="ce1" office:value-type="float" office:value="85211277" calcext:value-type="float">
            <text:p>85211277</text:p>
          </table:table-cell>
          <table:table-cell office:value-type="float" office:value="0.392546" calcext:value-type="float">
            <text:p>0,392546</text:p>
          </table:table-cell>
          <table:table-cell office:value-type="float" office:value="1078" calcext:value-type="float">
            <text:p>1078</text:p>
          </table:table-cell>
          <table:table-cell office:value-type="float" office:value="2.35414" calcext:value-type="float">
            <text:p>2,35414</text:p>
          </table:table-cell>
          <table:table-cell table:style-name="ce1" office:value-type="float" office:value="72619070" calcext:value-type="float">
            <text:p>72619070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88268" calcext:value-type="float">
            <text:p>0,288268</text:p>
          </table:table-cell>
          <table:table-cell office:value-type="float" office:value="544" calcext:value-type="float">
            <text:p>544</text:p>
          </table:table-cell>
          <table:table-cell office:value-type="float" office:value="0.459572" calcext:value-type="float">
            <text:p>0,459572</text:p>
          </table:table-cell>
          <table:table-cell table:style-name="ce1" office:value-type="float" office:value="28930815" calcext:value-type="float">
            <text:p>28930815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73719608221.8" calcext:value-type="float">
            <text:p>73719608221,8</text:p>
          </table:table-cell>
          <table:table-cell office:value-type="float" office:value="0.07933" calcext:value-type="float">
            <text:p>0,07933</text:p>
          </table:table-cell>
          <table:table-cell office:value-type="float" office:value="731" calcext:value-type="float">
            <text:p>731</text:p>
          </table:table-cell>
          <table:table-cell office:value-type="float" office:value="0.340677" calcext:value-type="float">
            <text:p>0,340677</text:p>
          </table:table-cell>
          <table:table-cell table:style-name="ce1" office:value-type="float" office:value="27767611" calcext:value-type="float">
            <text:p>27767611</text:p>
          </table:table-cell>
          <table:table-cell office:value-type="float" office:value="2.49004" calcext:value-type="float">
            <text:p>2,49004</text:p>
          </table:table-cell>
          <table:table-cell office:value-type="float" office:value="1095" calcext:value-type="float">
            <text:p>1095</text:p>
          </table:table-cell>
          <table:table-cell office:value-type="float" office:value="4.48257" calcext:value-type="float">
            <text:p>4,48257</text:p>
          </table:table-cell>
          <table:table-cell table:style-name="ce1" office:value-type="float" office:value="68482230" calcext:value-type="float">
            <text:p>68482230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9903" calcext:value-type="float">
            <text:p>0,109903</text:p>
          </table:table-cell>
          <table:table-cell office:value-type="float" office:value="717" calcext:value-type="float">
            <text:p>717</text:p>
          </table:table-cell>
          <table:table-cell office:value-type="float" office:value="0.335684" calcext:value-type="float">
            <text:p>0,335684</text:p>
          </table:table-cell>
          <table:table-cell table:style-name="ce1" office:value-type="float" office:value="27845013" calcext:value-type="float">
            <text:p>27845013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11790516633" calcext:value-type="float">
            <text:p>11790516633</text:p>
          </table:table-cell>
          <table:table-cell office:value-type="float" office:value="0.666505" calcext:value-type="float">
            <text:p>0,666505</text:p>
          </table:table-cell>
          <table:table-cell office:value-type="float" office:value="555" calcext:value-type="float">
            <text:p>555</text:p>
          </table:table-cell>
          <table:table-cell office:value-type="float" office:value="0.864928" calcext:value-type="float">
            <text:p>0,864928</text:p>
          </table:table-cell>
          <table:table-cell table:style-name="ce1" office:value-type="float" office:value="110814333" calcext:value-type="float">
            <text:p>110814333</text:p>
          </table:table-cell>
          <table:table-cell office:value-type="float" office:value="3.10674" calcext:value-type="float">
            <text:p>3,10674</text:p>
          </table:table-cell>
          <table:table-cell office:value-type="float" office:value="1100" calcext:value-type="float">
            <text:p>1100</text:p>
          </table:table-cell>
          <table:table-cell office:value-type="float" office:value="5.10837" calcext:value-type="float">
            <text:p>5,10837</text:p>
          </table:table-cell>
          <table:table-cell table:style-name="ce1" office:value-type="float" office:value="65640619" calcext:value-type="float">
            <text:p>65640619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73137" calcext:value-type="float">
            <text:p>0,273137</text:p>
          </table:table-cell>
          <table:table-cell office:value-type="float" office:value="569" calcext:value-type="float">
            <text:p>569</text:p>
          </table:table-cell>
          <table:table-cell office:value-type="float" office:value="0.452313" calcext:value-type="float">
            <text:p>0,452313</text:p>
          </table:table-cell>
          <table:table-cell table:style-name="ce1" office:value-type="float" office:value="57411279" calcext:value-type="float">
            <text:p>57411279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16900344255.6" calcext:value-type="float">
            <text:p>16900344255,6</text:p>
          </table:table-cell>
          <table:table-cell office:value-type="float" office:value="0.143034" calcext:value-type="float">
            <text:p>0,143034</text:p>
          </table:table-cell>
          <table:table-cell office:value-type="float" office:value="594" calcext:value-type="float">
            <text:p>594</text:p>
          </table:table-cell>
          <table:table-cell office:value-type="float" office:value="0.355402" calcext:value-type="float">
            <text:p>0,355402</text:p>
          </table:table-cell>
          <table:table-cell table:style-name="ce1" office:value-type="float" office:value="27676900" calcext:value-type="float">
            <text:p>27676900</text:p>
          </table:table-cell>
          <table:table-cell office:value-type="float" office:value="2.17291" calcext:value-type="float">
            <text:p>2,17291</text:p>
          </table:table-cell>
          <table:table-cell office:value-type="float" office:value="1131" calcext:value-type="float">
            <text:p>1131</text:p>
          </table:table-cell>
          <table:table-cell office:value-type="float" office:value="4.23095" calcext:value-type="float">
            <text:p>4,23095</text:p>
          </table:table-cell>
          <table:table-cell table:style-name="ce1" office:value-type="float" office:value="133133374" calcext:value-type="float">
            <text:p>133133374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0700668" calcext:value-type="float">
            <text:p>0,0700668</text:p>
          </table:table-cell>
          <table:table-cell office:value-type="float" office:value="574" calcext:value-type="float">
            <text:p>574</text:p>
          </table:table-cell>
          <table:table-cell office:value-type="float" office:value="0.250818" calcext:value-type="float">
            <text:p>0,250818</text:p>
          </table:table-cell>
          <table:table-cell table:style-name="ce1" office:value-type="float" office:value="28358758" calcext:value-type="float">
            <text:p>28358758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14621354147.2" calcext:value-type="float">
            <text:p>14621354147,2</text:p>
          </table:table-cell>
          <table:table-cell office:value-type="float" office:value="0.532608" calcext:value-type="float">
            <text:p>0,532608</text:p>
          </table:table-cell>
          <table:table-cell office:value-type="float" office:value="524" calcext:value-type="float">
            <text:p>524</text:p>
          </table:table-cell>
          <table:table-cell office:value-type="float" office:value="0.719949" calcext:value-type="float">
            <text:p>0,719949</text:p>
          </table:table-cell>
          <table:table-cell table:style-name="ce1" office:value-type="float" office:value="83478994" calcext:value-type="float">
            <text:p>83478994</text:p>
          </table:table-cell>
          <table:table-cell office:value-type="float" office:value="2.43781" calcext:value-type="float">
            <text:p>2,43781</text:p>
          </table:table-cell>
          <table:table-cell office:value-type="float" office:value="1199" calcext:value-type="float">
            <text:p>1199</text:p>
          </table:table-cell>
          <table:table-cell office:value-type="float" office:value="4.61959" calcext:value-type="float">
            <text:p>4,61959</text:p>
          </table:table-cell>
          <table:table-cell table:style-name="ce1" office:value-type="float" office:value="137799112" calcext:value-type="float">
            <text:p>13779911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9309116" calcext:value-type="float">
            <text:p>0,19309116</text:p>
          </table:table-cell>
          <table:table-cell table:formula="of:=([.C3]+[.C4]+[.C5]+[.C6]+[.C7])/5" office:value-type="float" office:value="585" calcext:value-type="float">
            <text:p>585</text:p>
          </table:table-cell>
          <table:table-cell table:formula="of:=([.D3]+[.D4]+[.D5]+[.D6]+[.D7])/5" office:value-type="float" office:value="0.377306" calcext:value-type="float">
            <text:p>0,377306</text:p>
          </table:table-cell>
          <table:table-cell table:style-name="ce1" table:formula="of:=([.E3]+[.E4]+[.E5]+[.E6]+[.E7])/5000000000" office:value-type="float" office:value="0.0454489478" calcext:value-type="float">
            <text:p>0,0454489478</text:p>
          </table:table-cell>
          <table:table-cell table:formula="of:=([.F3]+[.F4]+[.F5]+[.F6]+[.F7])/5" office:value-type="float" office:value="2.3718714" calcext:value-type="float">
            <text:p>2,3718714</text:p>
          </table:table-cell>
          <table:table-cell table:formula="of:=([.G3]+[.G4]+[.G5]+[.G6]+[.G7])/5" office:value-type="float" office:value="2638" calcext:value-type="float">
            <text:p>2638</text:p>
          </table:table-cell>
          <table:table-cell table:formula="of:=([.H3]+[.H4]+[.H5]+[.H6]+[.H7])/5" office:value-type="float" office:value="6.73392" calcext:value-type="float">
            <text:p>6,73392</text:p>
          </table:table-cell>
          <table:table-cell table:style-name="ce1" table:formula="of:=([.I3]+[.I4]+[.I5]+[.I6]+[.I7])/5000000000" office:value-type="float" office:value="43.16101504808" calcext:value-type="float">
            <text:p>43,16101504808</text:p>
          </table:table-cell>
          <table:table-cell table:formula="of:=([.J3]+[.J4]+[.J5]+[.J6]+[.J7])/5" office:value-type="float" office:value="0.3833204" calcext:value-type="float">
            <text:p>0,3833204</text:p>
          </table:table-cell>
          <table:table-cell table:formula="of:=([.K3]+[.K4]+[.K5]+[.K6]+[.K7])/5" office:value-type="float" office:value="582.2" calcext:value-type="float">
            <text:p>582,2</text:p>
          </table:table-cell>
          <table:table-cell table:formula="of:=([.L3]+[.L4]+[.L5]+[.L6]+[.L7])/5" office:value-type="float" office:value="0.5914688" calcext:value-type="float">
            <text:p>0,5914688</text:p>
          </table:table-cell>
          <table:table-cell table:style-name="ce1" table:formula="of:=([.M3]+[.M4]+[.M5]+[.M6]+[.M7])/5000000000" office:value-type="float" office:value="0.066989823" calcext:value-type="float">
            <text:p>0,066989823</text:p>
          </table:table-cell>
          <table:table-cell table:formula="of:=([.N3]+[.N4]+[.N5]+[.N6]+[.N7])/5" office:value-type="float" office:value="2.1200092" calcext:value-type="float">
            <text:p>2,1200092</text:p>
          </table:table-cell>
          <table:table-cell table:formula="of:=([.O3]+[.O4]+[.O5]+[.O6]+[.O7])/5" office:value-type="float" office:value="1120.6" calcext:value-type="float">
            <text:p>1120,6</text:p>
          </table:table-cell>
          <table:table-cell table:formula="of:=([.P3]+[.P4]+[.P5]+[.P6]+[.P7])/5" office:value-type="float" office:value="4.159124" calcext:value-type="float">
            <text:p>4,159124</text:p>
          </table:table-cell>
          <table:table-cell table:style-name="ce1" table:formula="of:=([.Q3]+[.Q4]+[.Q5]+[.Q6]+[.Q7])/5000000000" office:value-type="float" office:value="0.095534881" calcext:value-type="float">
            <text:p>0,095534881</text:p>
          </table:table-cell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00577" calcext:value-type="float">
            <text:p>0,100577</text:p>
          </table:table-cell>
          <table:table-cell office:value-type="float" office:value="134" calcext:value-type="float">
            <text:p>134</text:p>
          </table:table-cell>
          <table:table-cell office:value-type="float" office:value="0.142773" calcext:value-type="float">
            <text:p>0,142773</text:p>
          </table:table-cell>
          <table:table-cell table:style-name="Default" office:value-type="float" office:value="939490023" calcext:value-type="float">
            <text:p>939490023</text:p>
          </table:table-cell>
          <table:table-cell office:value-type="float" office:value="2.63115" calcext:value-type="float">
            <text:p>2,63115</text:p>
          </table:table-cell>
          <table:table-cell office:value-type="float" office:value="2646" calcext:value-type="float">
            <text:p>2646</text:p>
          </table:table-cell>
          <table:table-cell office:value-type="float" office:value="6.17014" calcext:value-type="float">
            <text:p>6,17014</text:p>
          </table:table-cell>
          <table:table-cell table:style-name="Default" office:value-type="float" office:value="41094465862" calcext:value-type="float">
            <text:p>41094465862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9" calcext:value-type="float">
            <text:p>9</text:p>
          </table:table-cell>
          <table:table-cell office:value-type="float" office:value="0.120036" calcext:value-type="float">
            <text:p>0,120036</text:p>
          </table:table-cell>
          <table:table-cell table:style-name="Default" office:value-type="float" office:value="443031089" calcext:value-type="float">
            <text:p>443031089</text:p>
          </table:table-cell>
          <table:table-cell office:value-type="float" office:value="0.705188" calcext:value-type="float">
            <text:p>0,705188</text:p>
          </table:table-cell>
          <table:table-cell office:value-type="float" office:value="1157" calcext:value-type="float">
            <text:p>1157</text:p>
          </table:table-cell>
          <table:table-cell office:value-type="float" office:value="2.81054" calcext:value-type="float">
            <text:p>2,81054</text:p>
          </table:table-cell>
          <table:table-cell table:style-name="Default" office:value-type="float" office:value="2173313509" calcext:value-type="float">
            <text:p>2173313509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0255" calcext:value-type="float">
            <text:p>0,10255</text:p>
          </table:table-cell>
          <table:table-cell office:value-type="float" office:value="253" calcext:value-type="float">
            <text:p>253</text:p>
          </table:table-cell>
          <table:table-cell office:value-type="float" office:value="0.18222" calcext:value-type="float">
            <text:p>0,18222</text:p>
          </table:table-cell>
          <table:table-cell table:style-name="Default" office:value-type="float" office:value="651885118" calcext:value-type="float">
            <text:p>651885118</text:p>
          </table:table-cell>
          <table:table-cell office:value-type="float" office:value="2.73124" calcext:value-type="float">
            <text:p>2,73124</text:p>
          </table:table-cell>
          <table:table-cell office:value-type="float" office:value="2344" calcext:value-type="float">
            <text:p>2344</text:p>
          </table:table-cell>
          <table:table-cell office:value-type="float" office:value="5.8663" calcext:value-type="float">
            <text:p>5,8663</text:p>
          </table:table-cell>
          <table:table-cell table:style-name="Default" office:value-type="float" office:value="46539616975" calcext:value-type="float">
            <text:p>4653961697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525162683" calcext:value-type="float">
            <text:p>525162683</text:p>
          </table:table-cell>
          <table:table-cell office:value-type="float" office:value="0.711328" calcext:value-type="float">
            <text:p>0,711328</text:p>
          </table:table-cell>
          <table:table-cell office:value-type="float" office:value="1161" calcext:value-type="float">
            <text:p>1161</text:p>
          </table:table-cell>
          <table:table-cell office:value-type="float" office:value="2.82396" calcext:value-type="float">
            <text:p>2,82396</text:p>
          </table:table-cell>
          <table:table-cell table:style-name="Default" office:value-type="float" office:value="2151546150" calcext:value-type="float">
            <text:p>2151546150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255" calcext:value-type="float">
            <text:p>0,10255</text:p>
          </table:table-cell>
          <table:table-cell office:value-type="float" office:value="253" calcext:value-type="float">
            <text:p>253</text:p>
          </table:table-cell>
          <table:table-cell office:value-type="float" office:value="0.18222" calcext:value-type="float">
            <text:p>0,18222</text:p>
          </table:table-cell>
          <table:table-cell table:style-name="Default" office:value-type="float" office:value="503619928" calcext:value-type="float">
            <text:p>503619928</text:p>
          </table:table-cell>
          <table:table-cell office:value-type="float" office:value="2.64487" calcext:value-type="float">
            <text:p>2,64487</text:p>
          </table:table-cell>
          <table:table-cell office:value-type="float" office:value="2731" calcext:value-type="float">
            <text:p>2731</text:p>
          </table:table-cell>
          <table:table-cell office:value-type="float" office:value="6.29754" calcext:value-type="float">
            <text:p>6,29754</text:p>
          </table:table-cell>
          <table:table-cell table:style-name="Default" office:value-type="float" office:value="46355289656" calcext:value-type="float">
            <text:p>46355289656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9" calcext:value-type="float">
            <text:p>9</text:p>
          </table:table-cell>
          <table:table-cell office:value-type="float" office:value="0.120036" calcext:value-type="float">
            <text:p>0,120036</text:p>
          </table:table-cell>
          <table:table-cell table:style-name="Default" office:value-type="float" office:value="289039005" calcext:value-type="float">
            <text:p>289039005</text:p>
          </table:table-cell>
          <table:table-cell office:value-type="float" office:value="0.728339" calcext:value-type="float">
            <text:p>0,728339</text:p>
          </table:table-cell>
          <table:table-cell office:value-type="float" office:value="1166" calcext:value-type="float">
            <text:p>1166</text:p>
          </table:table-cell>
          <table:table-cell office:value-type="float" office:value="2.85007" calcext:value-type="float">
            <text:p>2,85007</text:p>
          </table:table-cell>
          <table:table-cell table:style-name="Default" office:value-type="float" office:value="2459933048" calcext:value-type="float">
            <text:p>2459933048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00577" calcext:value-type="float">
            <text:p>0,100577</text:p>
          </table:table-cell>
          <table:table-cell office:value-type="float" office:value="134" calcext:value-type="float">
            <text:p>134</text:p>
          </table:table-cell>
          <table:table-cell office:value-type="float" office:value="0.142773" calcext:value-type="float">
            <text:p>0,142773</text:p>
          </table:table-cell>
          <table:table-cell table:style-name="Default" office:value-type="float" office:value="518040858" calcext:value-type="float">
            <text:p>518040858</text:p>
          </table:table-cell>
          <table:table-cell office:value-type="float" office:value="2.25269" calcext:value-type="float">
            <text:p>2,25269</text:p>
          </table:table-cell>
          <table:table-cell office:value-type="float" office:value="3038" calcext:value-type="float">
            <text:p>3038</text:p>
          </table:table-cell>
          <table:table-cell office:value-type="float" office:value="6.31597" calcext:value-type="float">
            <text:p>6,31597</text:p>
          </table:table-cell>
          <table:table-cell table:style-name="Default" office:value-type="float" office:value="44725092491" calcext:value-type="float">
            <text:p>44725092491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9" calcext:value-type="float">
            <text:p>9</text:p>
          </table:table-cell>
          <table:table-cell office:value-type="float" office:value="0.120036" calcext:value-type="float">
            <text:p>0,120036</text:p>
          </table:table-cell>
          <table:table-cell table:style-name="Default" office:value-type="float" office:value="448644524" calcext:value-type="float">
            <text:p>448644524</text:p>
          </table:table-cell>
          <table:table-cell office:value-type="float" office:value="0.716662" calcext:value-type="float">
            <text:p>0,716662</text:p>
          </table:table-cell>
          <table:table-cell office:value-type="float" office:value="1204" calcext:value-type="float">
            <text:p>1204</text:p>
          </table:table-cell>
          <table:table-cell office:value-type="float" office:value="2.90754" calcext:value-type="float">
            <text:p>2,90754</text:p>
          </table:table-cell>
          <table:table-cell table:style-name="Default" office:value-type="float" office:value="3064626482" calcext:value-type="float">
            <text:p>3064626482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00577" calcext:value-type="float">
            <text:p>0,100577</text:p>
          </table:table-cell>
          <table:table-cell office:value-type="float" office:value="134" calcext:value-type="float">
            <text:p>134</text:p>
          </table:table-cell>
          <table:table-cell office:value-type="float" office:value="0.142773" calcext:value-type="float">
            <text:p>0,142773</text:p>
          </table:table-cell>
          <table:table-cell table:style-name="Default" office:value-type="float" office:value="541928722" calcext:value-type="float">
            <text:p>541928722</text:p>
          </table:table-cell>
          <table:table-cell office:value-type="float" office:value="2.28964" calcext:value-type="float">
            <text:p>2,28964</text:p>
          </table:table-cell>
          <table:table-cell office:value-type="float" office:value="2664" calcext:value-type="float">
            <text:p>2664</text:p>
          </table:table-cell>
          <table:table-cell office:value-type="float" office:value="5.8527" calcext:value-type="float">
            <text:p>5,8527</text:p>
          </table:table-cell>
          <table:table-cell table:style-name="Default" office:value-type="float" office:value="45647475063" calcext:value-type="float">
            <text:p>45647475063</text:p>
          </table:table-cell>
          <table:table-cell office:value-type="float" office:value="0.118493" calcext:value-type="float">
            <text:p>0,118493</text:p>
          </table:table-cell>
          <table:table-cell office:value-type="float" office:value="18" calcext:value-type="float">
            <text:p>18</text:p>
          </table:table-cell>
          <table:table-cell office:value-type="float" office:value="0.124929" calcext:value-type="float">
            <text:p>0,124929</text:p>
          </table:table-cell>
          <table:table-cell table:style-name="Default" office:value-type="float" office:value="452511306" calcext:value-type="float">
            <text:p>452511306</text:p>
          </table:table-cell>
          <table:table-cell office:value-type="float" office:value="0.762977" calcext:value-type="float">
            <text:p>0,762977</text:p>
          </table:table-cell>
          <table:table-cell office:value-type="float" office:value="1238" calcext:value-type="float">
            <text:p>1238</text:p>
          </table:table-cell>
          <table:table-cell office:value-type="float" office:value="3.01572" calcext:value-type="float">
            <text:p>3,01572</text:p>
          </table:table-cell>
          <table:table-cell table:style-name="Default" office:value-type="float" office:value="2279944441" calcext:value-type="float">
            <text:p>227994444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13662" calcext:value-type="float">
            <text:p>0,1013662</text:p>
          </table:table-cell>
          <table:table-cell table:formula="of:=([.C10]+[.C11]+[.C12]+[.C13]+[.C14])/5" office:value-type="float" office:value="181.6" calcext:value-type="float">
            <text:p>181,6</text:p>
          </table:table-cell>
          <table:table-cell table:formula="of:=([.D10]+[.D11]+[.D12]+[.D13]+[.D14])/5" office:value-type="float" office:value="0.1585518" calcext:value-type="float">
            <text:p>0,1585518</text:p>
          </table:table-cell>
          <table:table-cell table:style-name="ce1" table:formula="of:=([.E10]+[.E11]+[.E12]+[.E13]+[.E14])/5000000000" office:value-type="float" office:value="0.6309929298" calcext:value-type="float">
            <text:p>0,6309929298</text:p>
          </table:table-cell>
          <table:table-cell table:formula="of:=([.F10]+[.F11]+[.F12]+[.F13]+[.F14])/5" office:value-type="float" office:value="2.509918" calcext:value-type="float">
            <text:p>2,509918</text:p>
          </table:table-cell>
          <table:table-cell table:formula="of:=([.G10]+[.G11]+[.G12]+[.G13]+[.G14])/5" office:value-type="float" office:value="2684.6" calcext:value-type="float">
            <text:p>2684,6</text:p>
          </table:table-cell>
          <table:table-cell table:formula="of:=([.H10]+[.H11]+[.H12]+[.H13]+[.H14])/5" office:value-type="float" office:value="6.10053" calcext:value-type="float">
            <text:p>6,10053</text:p>
          </table:table-cell>
          <table:table-cell table:style-name="ce1" table:formula="of:=([.I10]+[.I11]+[.I12]+[.I13]+[.I14])/5000000000" office:value-type="float" office:value="44.8723880094" calcext:value-type="float">
            <text:p>44,8723880094</text:p>
          </table:table-cell>
          <table:table-cell table:formula="of:=([.J10]+[.J11]+[.J12]+[.J13]+[.J14])/5" office:value-type="float" office:value="0.1171912" calcext:value-type="float">
            <text:p>0,1171912</text:p>
          </table:table-cell>
          <table:table-cell table:formula="of:=([.K10]+[.K11]+[.K12]+[.K13]+[.K14])/5" office:value-type="float" office:value="9" calcext:value-type="float">
            <text:p>9</text:p>
          </table:table-cell>
          <table:table-cell table:formula="of:=([.L10]+[.L11]+[.L12]+[.L13]+[.L14])/5" office:value-type="float" office:value="0.1204086" calcext:value-type="float">
            <text:p>0,1204086</text:p>
          </table:table-cell>
          <table:table-cell table:style-name="ce1" table:formula="of:=([.M10]+[.M11]+[.M12]+[.M13]+[.M14])/5000000000" office:value-type="float" office:value="0.4316777214" calcext:value-type="float">
            <text:p>0,4316777214</text:p>
          </table:table-cell>
          <table:table-cell table:formula="of:=([.N10]+[.N11]+[.N12]+[.N13]+[.N14])/5" office:value-type="float" office:value="0.7248988" calcext:value-type="float">
            <text:p>0,7248988</text:p>
          </table:table-cell>
          <table:table-cell table:formula="of:=([.O10]+[.O11]+[.O12]+[.O13]+[.O14])/5" office:value-type="float" office:value="1185.2" calcext:value-type="float">
            <text:p>1185,2</text:p>
          </table:table-cell>
          <table:table-cell table:formula="of:=([.P10]+[.P11]+[.P12]+[.P13]+[.P14])/5" office:value-type="float" office:value="2.881566" calcext:value-type="float">
            <text:p>2,881566</text:p>
          </table:table-cell>
          <table:table-cell table:style-name="ce1" table:formula="of:=([.Q10]+[.Q11]+[.Q12]+[.Q13]+[.Q14])/5000000000" office:value-type="float" office:value="2.425872726" calcext:value-type="float">
            <text:p>2,42587272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24081" calcext:value-type="float">
            <text:p>0,224081</text:p>
          </table:table-cell>
          <table:table-cell office:value-type="float" office:value="995" calcext:value-type="float">
            <text:p>995</text:p>
          </table:table-cell>
          <table:table-cell office:value-type="float" office:value="0.537404" calcext:value-type="float">
            <text:p>0,537404</text:p>
          </table:table-cell>
          <table:table-cell table:style-name="ce1" office:value-type="float" office:value="101368002" calcext:value-type="float">
            <text:p>101368002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40636062192.2" calcext:value-type="float">
            <text:p>40636062192,2</text:p>
          </table:table-cell>
          <table:table-cell office:value-type="float" office:value="0.495125" calcext:value-type="float">
            <text:p>0,495125</text:p>
          </table:table-cell>
          <table:table-cell office:value-type="float" office:value="1066" calcext:value-type="float">
            <text:p>1066</text:p>
          </table:table-cell>
          <table:table-cell office:value-type="float" office:value="0.876242" calcext:value-type="float">
            <text:p>0,876242</text:p>
          </table:table-cell>
          <table:table-cell table:style-name="ce1" office:value-type="float" office:value="96567588" calcext:value-type="float">
            <text:p>96567588</text:p>
          </table:table-cell>
          <table:table-cell office:value-type="float" office:value="2.77813" calcext:value-type="float">
            <text:p>2,77813</text:p>
          </table:table-cell>
          <table:table-cell office:value-type="float" office:value="2254" calcext:value-type="float">
            <text:p>2254</text:p>
          </table:table-cell>
          <table:table-cell office:value-type="float" office:value="6.87965" calcext:value-type="float">
            <text:p>6,87965</text:p>
          </table:table-cell>
          <table:table-cell table:style-name="ce1" office:value-type="float" office:value="171519276" calcext:value-type="float">
            <text:p>171519276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88268" calcext:value-type="float">
            <text:p>0,288268</text:p>
          </table:table-cell>
          <table:table-cell office:value-type="float" office:value="1147" calcext:value-type="float">
            <text:p>1147</text:p>
          </table:table-cell>
          <table:table-cell office:value-type="float" office:value="0.649456" calcext:value-type="float">
            <text:p>0,649456</text:p>
          </table:table-cell>
          <table:table-cell table:style-name="ce1" office:value-type="float" office:value="31935101" calcext:value-type="float">
            <text:p>31935101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45324537649" calcext:value-type="float">
            <text:p>45324537649</text:p>
          </table:table-cell>
          <table:table-cell office:value-type="float" office:value="0.07933" calcext:value-type="float">
            <text:p>0,07933</text:p>
          </table:table-cell>
          <table:table-cell office:value-type="float" office:value="1475" calcext:value-type="float">
            <text:p>1475</text:p>
          </table:table-cell>
          <table:table-cell office:value-type="float" office:value="0.606673" calcext:value-type="float">
            <text:p>0,606673</text:p>
          </table:table-cell>
          <table:table-cell table:style-name="ce1" office:value-type="float" office:value="31994684" calcext:value-type="float">
            <text:p>31994684</text:p>
          </table:table-cell>
          <table:table-cell office:value-type="float" office:value="3.2375" calcext:value-type="float">
            <text:p>3,2375</text:p>
          </table:table-cell>
          <table:table-cell office:value-type="float" office:value="2308" calcext:value-type="float">
            <text:p>2308</text:p>
          </table:table-cell>
          <table:table-cell office:value-type="float" office:value="7.43728" calcext:value-type="float">
            <text:p>7,43728</text:p>
          </table:table-cell>
          <table:table-cell table:style-name="ce1" office:value-type="float" office:value="170741853" calcext:value-type="float">
            <text:p>170741853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9903" calcext:value-type="float">
            <text:p>0,109903</text:p>
          </table:table-cell>
          <table:table-cell office:value-type="float" office:value="1454" calcext:value-type="float">
            <text:p>1454</text:p>
          </table:table-cell>
          <table:table-cell office:value-type="float" office:value="0.567764" calcext:value-type="float">
            <text:p>0,567764</text:p>
          </table:table-cell>
          <table:table-cell table:style-name="ce1" office:value-type="float" office:value="32116724" calcext:value-type="float">
            <text:p>32116724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41523673257.2" calcext:value-type="float">
            <text:p>41523673257,2</text:p>
          </table:table-cell>
          <table:table-cell office:value-type="float" office:value="0.666505" calcext:value-type="float">
            <text:p>0,666505</text:p>
          </table:table-cell>
          <table:table-cell office:value-type="float" office:value="1126" calcext:value-type="float">
            <text:p>1126</text:p>
          </table:table-cell>
          <table:table-cell office:value-type="float" office:value="1.06907" calcext:value-type="float">
            <text:p>1,06907</text:p>
          </table:table-cell>
          <table:table-cell table:style-name="ce1" office:value-type="float" office:value="127174497" calcext:value-type="float">
            <text:p>127174497</text:p>
          </table:table-cell>
          <table:table-cell office:value-type="float" office:value="3.57924" calcext:value-type="float">
            <text:p>3,57924</text:p>
          </table:table-cell>
          <table:table-cell office:value-type="float" office:value="2478" calcext:value-type="float">
            <text:p>2478</text:p>
          </table:table-cell>
          <table:table-cell office:value-type="float" office:value="8.08837" calcext:value-type="float">
            <text:p>8,08837</text:p>
          </table:table-cell>
          <table:table-cell table:style-name="ce1" office:value-type="float" office:value="169973672" calcext:value-type="float">
            <text:p>169973672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73137" calcext:value-type="float">
            <text:p>0,273137</text:p>
          </table:table-cell>
          <table:table-cell office:value-type="float" office:value="1112" calcext:value-type="float">
            <text:p>1112</text:p>
          </table:table-cell>
          <table:table-cell office:value-type="float" office:value="0.623303" calcext:value-type="float">
            <text:p>0,623303</text:p>
          </table:table-cell>
          <table:table-cell table:style-name="ce1" office:value-type="float" office:value="64534332" calcext:value-type="float">
            <text:p>64534332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43791383469" calcext:value-type="float">
            <text:p>43791383469</text:p>
          </table:table-cell>
          <table:table-cell office:value-type="float" office:value="0.143034" calcext:value-type="float">
            <text:p>0,143034</text:p>
          </table:table-cell>
          <table:table-cell office:value-type="float" office:value="1184" calcext:value-type="float">
            <text:p>1184</text:p>
          </table:table-cell>
          <table:table-cell office:value-type="float" office:value="0.566339" calcext:value-type="float">
            <text:p>0,566339</text:p>
          </table:table-cell>
          <table:table-cell table:style-name="ce1" office:value-type="float" office:value="32052700" calcext:value-type="float">
            <text:p>32052700</text:p>
          </table:table-cell>
          <table:table-cell office:value-type="float" office:value="2.17291" calcext:value-type="float">
            <text:p>2,17291</text:p>
          </table:table-cell>
          <table:table-cell office:value-type="float" office:value="2308" calcext:value-type="float">
            <text:p>2308</text:p>
          </table:table-cell>
          <table:table-cell office:value-type="float" office:value="6.37269" calcext:value-type="float">
            <text:p>6,37269</text:p>
          </table:table-cell>
          <table:table-cell table:style-name="ce1" office:value-type="float" office:value="170330287" calcext:value-type="float">
            <text:p>170330287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0700668" calcext:value-type="float">
            <text:p>0,0700668</text:p>
          </table:table-cell>
          <table:table-cell office:value-type="float" office:value="1184" calcext:value-type="float">
            <text:p>1184</text:p>
          </table:table-cell>
          <table:table-cell office:value-type="float" office:value="0.442905" calcext:value-type="float">
            <text:p>0,442905</text:p>
          </table:table-cell>
          <table:table-cell table:style-name="ce1" office:value-type="float" office:value="31659834" calcext:value-type="float">
            <text:p>31659834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40051020491" calcext:value-type="float">
            <text:p>40051020491</text:p>
          </table:table-cell>
          <table:table-cell office:value-type="float" office:value="0.111333" calcext:value-type="float">
            <text:p>0,111333</text:p>
          </table:table-cell>
          <table:table-cell office:value-type="float" office:value="1213" calcext:value-type="float">
            <text:p>1213</text:p>
          </table:table-cell>
          <table:table-cell office:value-type="float" office:value="0.545006" calcext:value-type="float">
            <text:p>0,545006</text:p>
          </table:table-cell>
          <table:table-cell table:style-name="ce1" office:value-type="float" office:value="31712055" calcext:value-type="float">
            <text:p>31712055</text:p>
          </table:table-cell>
          <table:table-cell office:value-type="float" office:value="2.43781" calcext:value-type="float">
            <text:p>2,43781</text:p>
          </table:table-cell>
          <table:table-cell office:value-type="float" office:value="2387" calcext:value-type="float">
            <text:p>2387</text:p>
          </table:table-cell>
          <table:table-cell office:value-type="float" office:value="6.78134" calcext:value-type="float">
            <text:p>6,78134</text:p>
          </table:table-cell>
          <table:table-cell table:style-name="ce1" office:value-type="float" office:value="168733580" calcext:value-type="float">
            <text:p>16873358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0]+[.B21]+[.B22]+[.B23]+[.B24])/5" office:value-type="float" office:value="0.19309116" calcext:value-type="float">
            <text:p>0,19309116</text:p>
          </table:table-cell>
          <table:table-cell table:formula="of:=([.C20]+[.C21]+[.C22]+[.C23]+[.C24])/5" office:value-type="float" office:value="1178.4" calcext:value-type="float">
            <text:p>1178,4</text:p>
          </table:table-cell>
          <table:table-cell table:formula="of:=([.D20]+[.D21]+[.D22]+[.D23]+[.D24])/5" office:value-type="float" office:value="0.5641664" calcext:value-type="float">
            <text:p>0,5641664</text:p>
          </table:table-cell>
          <table:table-cell table:style-name="ce1" table:formula="of:=([.E20]+[.E21]+[.E22]+[.E23]+[.E24])/5000000000" office:value-type="float" office:value="0.0523227986" calcext:value-type="float">
            <text:p>0,0523227986</text:p>
          </table:table-cell>
          <table:table-cell table:formula="of:=([.F20]+[.F21]+[.F22]+[.F23]+[.F24])/5" office:value-type="float" office:value="3.0555152" calcext:value-type="float">
            <text:p>3,0555152</text:p>
          </table:table-cell>
          <table:table-cell table:formula="of:=([.G20]+[.G21]+[.G22]+[.G23]+[.G24])/5" office:value-type="float" office:value="5008.8" calcext:value-type="float">
            <text:p>5008,8</text:p>
          </table:table-cell>
          <table:table-cell table:formula="of:=([.H20]+[.H21]+[.H22]+[.H23]+[.H24])/5" office:value-type="float" office:value="11.936774" calcext:value-type="float">
            <text:p>11,936774</text:p>
          </table:table-cell>
          <table:table-cell table:style-name="ce1" table:formula="of:=([.I20]+[.I21]+[.I22]+[.I23]+[.I24])/5000000000" office:value-type="float" office:value="42.26533541168" calcext:value-type="float">
            <text:p>42,26533541168</text:p>
          </table:table-cell>
          <table:table-cell table:formula="of:=([.J20]+[.J21]+[.J22]+[.J23]+[.J24])/5" office:value-type="float" office:value="0.2990654" calcext:value-type="float">
            <text:p>0,2990654</text:p>
          </table:table-cell>
          <table:table-cell table:formula="of:=([.K20]+[.K21]+[.K22]+[.K23]+[.K24])/5" office:value-type="float" office:value="1212.8" calcext:value-type="float">
            <text:p>1212,8</text:p>
          </table:table-cell>
          <table:table-cell table:formula="of:=([.L20]+[.L21]+[.L22]+[.L23]+[.L24])/5" office:value-type="float" office:value="0.732666" calcext:value-type="float">
            <text:p>0,732666</text:p>
          </table:table-cell>
          <table:table-cell table:style-name="ce1" table:formula="of:=([.M20]+[.M21]+[.M22]+[.M23]+[.M24])/5000000000" office:value-type="float" office:value="0.0639003048" calcext:value-type="float">
            <text:p>0,0639003048</text:p>
          </table:table-cell>
          <table:table-cell table:formula="of:=([.N20]+[.N21]+[.N22]+[.N23]+[.N24])/5" office:value-type="float" office:value="2.841118" calcext:value-type="float">
            <text:p>2,841118</text:p>
          </table:table-cell>
          <table:table-cell table:formula="of:=([.O20]+[.O21]+[.O22]+[.O23]+[.O24])/5" office:value-type="float" office:value="2347" calcext:value-type="float">
            <text:p>2347</text:p>
          </table:table-cell>
          <table:table-cell table:formula="of:=([.P20]+[.P21]+[.P22]+[.P23]+[.P24])/5" office:value-type="float" office:value="7.111866" calcext:value-type="float">
            <text:p>7,111866</text:p>
          </table:table-cell>
          <table:table-cell table:style-name="ce1" table:formula="of:=([.Q20]+[.Q21]+[.Q22]+[.Q23]+[.Q24])/5000000000" office:value-type="float" office:value="0.1702597336" calcext:value-type="float">
            <text:p>0,1702597336</text:p>
          </table:table-cell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02742" calcext:value-type="float">
            <text:p>0,102742</text:p>
          </table:table-cell>
          <table:table-cell office:value-type="float" office:value="271" calcext:value-type="float">
            <text:p>271</text:p>
          </table:table-cell>
          <table:table-cell office:value-type="float" office:value="0.188079" calcext:value-type="float">
            <text:p>0,188079</text:p>
          </table:table-cell>
          <table:table-cell table:style-name="Default" office:value-type="float" office:value="489053649" calcext:value-type="float">
            <text:p>489053649</text:p>
          </table:table-cell>
          <table:table-cell office:value-type="float" office:value="2.88514" calcext:value-type="float">
            <text:p>2,88514</text:p>
          </table:table-cell>
          <table:table-cell office:value-type="float" office:value="4359" calcext:value-type="float">
            <text:p>4359</text:p>
          </table:table-cell>
          <table:table-cell office:value-type="float" office:value="8.71524" calcext:value-type="float">
            <text:p>8,71524</text:p>
          </table:table-cell>
          <table:table-cell table:style-name="Default" office:value-type="float" office:value="57116478055" calcext:value-type="float">
            <text:p>57116478055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16" calcext:value-type="float">
            <text:p>16</text:p>
          </table:table-cell>
          <table:table-cell office:value-type="float" office:value="0.122539" calcext:value-type="float">
            <text:p>0,122539</text:p>
          </table:table-cell>
          <table:table-cell table:style-name="Default" office:value-type="float" office:value="458792109" calcext:value-type="float">
            <text:p>458792109</text:p>
          </table:table-cell>
          <table:table-cell office:value-type="float" office:value="0.743125" calcext:value-type="float">
            <text:p>0,743125</text:p>
          </table:table-cell>
          <table:table-cell office:value-type="float" office:value="2453" calcext:value-type="float">
            <text:p>2453</text:p>
          </table:table-cell>
          <table:table-cell office:value-type="float" office:value="5.20676" calcext:value-type="float">
            <text:p>5,20676</text:p>
          </table:table-cell>
          <table:table-cell table:style-name="Default" office:value-type="float" office:value="2351329654" calcext:value-type="float">
            <text:p>2351329654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470" calcext:value-type="float">
            <text:p>470</text:p>
          </table:table-cell>
          <table:table-cell office:value-type="float" office:value="0.248036" calcext:value-type="float">
            <text:p>0,248036</text:p>
          </table:table-cell>
          <table:table-cell table:style-name="Default" office:value-type="float" office:value="685011808" calcext:value-type="float">
            <text:p>685011808</text:p>
          </table:table-cell>
          <table:table-cell office:value-type="float" office:value="3.09174" calcext:value-type="float">
            <text:p>3,09174</text:p>
          </table:table-cell>
          <table:table-cell office:value-type="float" office:value="5096" calcext:value-type="float">
            <text:p>5096</text:p>
          </table:table-cell>
          <table:table-cell office:value-type="float" office:value="9.90756" calcext:value-type="float">
            <text:p>9,90756</text:p>
          </table:table-cell>
          <table:table-cell table:style-name="Default" office:value-type="float" office:value="56342801135" calcext:value-type="float">
            <text:p>56342801135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16" calcext:value-type="float">
            <text:p>16</text:p>
          </table:table-cell>
          <table:table-cell office:value-type="float" office:value="0.122539" calcext:value-type="float">
            <text:p>0,122539</text:p>
          </table:table-cell>
          <table:table-cell table:style-name="Default" office:value-type="float" office:value="453160839" calcext:value-type="float">
            <text:p>453160839</text:p>
          </table:table-cell>
          <table:table-cell office:value-type="float" office:value="0.713165" calcext:value-type="float">
            <text:p>0,713165</text:p>
          </table:table-cell>
          <table:table-cell office:value-type="float" office:value="2372" calcext:value-type="float">
            <text:p>2372</text:p>
          </table:table-cell>
          <table:table-cell office:value-type="float" office:value="5.0294" calcext:value-type="float">
            <text:p>5,0294</text:p>
          </table:table-cell>
          <table:table-cell table:style-name="Default" office:value-type="float" office:value="2744114190" calcext:value-type="float">
            <text:p>2744114190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2549" calcext:value-type="float">
            <text:p>0,102549</text:p>
          </table:table-cell>
          <table:table-cell office:value-type="float" office:value="245" calcext:value-type="float">
            <text:p>245</text:p>
          </table:table-cell>
          <table:table-cell office:value-type="float" office:value="0.179699" calcext:value-type="float">
            <text:p>0,179699</text:p>
          </table:table-cell>
          <table:table-cell table:style-name="Default" office:value-type="float" office:value="607197149" calcext:value-type="float">
            <text:p>607197149</text:p>
          </table:table-cell>
          <table:table-cell office:value-type="float" office:value="2.63835" calcext:value-type="float">
            <text:p>2,63835</text:p>
          </table:table-cell>
          <table:table-cell office:value-type="float" office:value="5572" calcext:value-type="float">
            <text:p>5572</text:p>
          </table:table-cell>
          <table:table-cell office:value-type="float" office:value="10.0908" calcext:value-type="float">
            <text:p>10,0908</text:p>
          </table:table-cell>
          <table:table-cell table:style-name="Default" office:value-type="float" office:value="56899658011" calcext:value-type="float">
            <text:p>56899658011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16" calcext:value-type="float">
            <text:p>16</text:p>
          </table:table-cell>
          <table:table-cell office:value-type="float" office:value="0.122539" calcext:value-type="float">
            <text:p>0,122539</text:p>
          </table:table-cell>
          <table:table-cell table:style-name="Default" office:value-type="float" office:value="538665903" calcext:value-type="float">
            <text:p>538665903</text:p>
          </table:table-cell>
          <table:table-cell office:value-type="float" office:value="0.725719" calcext:value-type="float">
            <text:p>0,725719</text:p>
          </table:table-cell>
          <table:table-cell office:value-type="float" office:value="2415" calcext:value-type="float">
            <text:p>2415</text:p>
          </table:table-cell>
          <table:table-cell office:value-type="float" office:value="5.1202" calcext:value-type="float">
            <text:p>5,1202</text:p>
          </table:table-cell>
          <table:table-cell table:style-name="Default" office:value-type="float" office:value="3610610375" calcext:value-type="float">
            <text:p>3610610375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02576" calcext:value-type="float">
            <text:p>0,102576</text:p>
          </table:table-cell>
          <table:table-cell office:value-type="float" office:value="253" calcext:value-type="float">
            <text:p>253</text:p>
          </table:table-cell>
          <table:table-cell office:value-type="float" office:value="0.182245" calcext:value-type="float">
            <text:p>0,182245</text:p>
          </table:table-cell>
          <table:table-cell table:style-name="Default" office:value-type="float" office:value="496310190" calcext:value-type="float">
            <text:p>496310190</text:p>
          </table:table-cell>
          <table:table-cell office:value-type="float" office:value="2.62584" calcext:value-type="float">
            <text:p>2,62584</text:p>
          </table:table-cell>
          <table:table-cell office:value-type="float" office:value="6232" calcext:value-type="float">
            <text:p>6232</text:p>
          </table:table-cell>
          <table:table-cell office:value-type="float" office:value="10.961" calcext:value-type="float">
            <text:p>10,961</text:p>
          </table:table-cell>
          <table:table-cell table:style-name="Default" office:value-type="float" office:value="58304605106" calcext:value-type="float">
            <text:p>58304605106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16" calcext:value-type="float">
            <text:p>16</text:p>
          </table:table-cell>
          <table:table-cell office:value-type="float" office:value="0.122539" calcext:value-type="float">
            <text:p>0,122539</text:p>
          </table:table-cell>
          <table:table-cell table:style-name="Default" office:value-type="float" office:value="453113444" calcext:value-type="float">
            <text:p>453113444</text:p>
          </table:table-cell>
          <table:table-cell office:value-type="float" office:value="0.735479" calcext:value-type="float">
            <text:p>0,735479</text:p>
          </table:table-cell>
          <table:table-cell office:value-type="float" office:value="2423" calcext:value-type="float">
            <text:p>2423</text:p>
          </table:table-cell>
          <table:table-cell office:value-type="float" office:value="5.14452" calcext:value-type="float">
            <text:p>5,14452</text:p>
          </table:table-cell>
          <table:table-cell table:style-name="Default" office:value-type="float" office:value="1604416999" calcext:value-type="float">
            <text:p>1604416999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00577" calcext:value-type="float">
            <text:p>0,100577</text:p>
          </table:table-cell>
          <table:table-cell office:value-type="float" office:value="274" calcext:value-type="float">
            <text:p>274</text:p>
          </table:table-cell>
          <table:table-cell office:value-type="float" office:value="0.186859" calcext:value-type="float">
            <text:p>0,186859</text:p>
          </table:table-cell>
          <table:table-cell table:style-name="Default" office:value-type="float" office:value="587354266" calcext:value-type="float">
            <text:p>587354266</text:p>
          </table:table-cell>
          <table:table-cell office:value-type="float" office:value="2.29951" calcext:value-type="float">
            <text:p>2,29951</text:p>
          </table:table-cell>
          <table:table-cell office:value-type="float" office:value="5420" calcext:value-type="float">
            <text:p>5420</text:p>
          </table:table-cell>
          <table:table-cell office:value-type="float" office:value="9.54868" calcext:value-type="float">
            <text:p>9,54868</text:p>
          </table:table-cell>
          <table:table-cell table:style-name="ce10" office:value-type="float" office:value="59701436731" calcext:value-type="float">
            <text:p>59701436731</text:p>
          </table:table-cell>
          <table:table-cell office:value-type="float" office:value="0.118493" calcext:value-type="float">
            <text:p>0,118493</text:p>
          </table:table-cell>
          <table:table-cell office:value-type="float" office:value="33" calcext:value-type="float">
            <text:p>33</text:p>
          </table:table-cell>
          <table:table-cell office:value-type="float" office:value="0.130291" calcext:value-type="float">
            <text:p>0,130291</text:p>
          </table:table-cell>
          <table:table-cell table:style-name="Default" office:value-type="float" office:value="459498233" calcext:value-type="float">
            <text:p>459498233</text:p>
          </table:table-cell>
          <table:table-cell office:value-type="float" office:value="0.761035" calcext:value-type="float">
            <text:p>0,761035</text:p>
          </table:table-cell>
          <table:table-cell office:value-type="float" office:value="2427" calcext:value-type="float">
            <text:p>2427</text:p>
          </table:table-cell>
          <table:table-cell office:value-type="float" office:value="5.17736" calcext:value-type="float">
            <text:p>5,17736</text:p>
          </table:table-cell>
          <table:table-cell table:style-name="Default" office:value-type="float" office:value="2354994947" calcext:value-type="float">
            <text:p>235499494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7]+[.B28]+[.B29]+[.B30]+[.B31])/5" office:value-type="float" office:value="0.1016958" calcext:value-type="float">
            <text:p>0,1016958</text:p>
          </table:table-cell>
          <table:table-cell table:formula="of:=([.C27]+[.C28]+[.C29]+[.C30]+[.C31])/5" office:value-type="float" office:value="302.6" calcext:value-type="float">
            <text:p>302,6</text:p>
          </table:table-cell>
          <table:table-cell table:formula="of:=([.D27]+[.D28]+[.D29]+[.D30]+[.D31])/5" office:value-type="float" office:value="0.1969836" calcext:value-type="float">
            <text:p>0,1969836</text:p>
          </table:table-cell>
          <table:table-cell table:style-name="ce1" table:formula="of:=([.E27]+[.E28]+[.E29]+[.E30]+[.E31])/5000000000" office:value-type="float" office:value="0.5729854124" calcext:value-type="float">
            <text:p>0,5729854124</text:p>
          </table:table-cell>
          <table:table-cell table:formula="of:=([.F27]+[.F28]+[.F29]+[.F30]+[.F31])/5" office:value-type="float" office:value="2.708116" calcext:value-type="float">
            <text:p>2,708116</text:p>
          </table:table-cell>
          <table:table-cell table:formula="of:=([.G27]+[.G28]+[.G29]+[.G30]+[.G31])/5" office:value-type="float" office:value="5335.8" calcext:value-type="float">
            <text:p>5335,8</text:p>
          </table:table-cell>
          <table:table-cell table:formula="of:=([.H27]+[.H28]+[.H29]+[.H30]+[.H31])/5" office:value-type="float" office:value="9.844656" calcext:value-type="float">
            <text:p>9,844656</text:p>
          </table:table-cell>
          <table:table-cell table:style-name="ce1" table:formula="of:=([.I27]+[.I28]+[.I29]+[.I30]+[.I31])/5000000000" office:value-type="float" office:value="57.6729958076" calcext:value-type="float">
            <text:p>57,6729958076</text:p>
          </table:table-cell>
          <table:table-cell table:formula="of:=([.J27]+[.J28]+[.J29]+[.J30]+[.J31])/5" office:value-type="float" office:value="0.1171538" calcext:value-type="float">
            <text:p>0,1171538</text:p>
          </table:table-cell>
          <table:table-cell table:formula="of:=([.K27]+[.K28]+[.K29]+[.K30]+[.K31])/5" office:value-type="float" office:value="19.4" calcext:value-type="float">
            <text:p>19,4</text:p>
          </table:table-cell>
          <table:table-cell table:formula="of:=([.L27]+[.L28]+[.L29]+[.L30]+[.L31])/5" office:value-type="float" office:value="0.1240894" calcext:value-type="float">
            <text:p>0,1240894</text:p>
          </table:table-cell>
          <table:table-cell table:style-name="ce1" table:formula="of:=([.M27]+[.M28]+[.M29]+[.M30]+[.M31])/5000000000" office:value-type="float" office:value="0.4726461056" calcext:value-type="float">
            <text:p>0,4726461056</text:p>
          </table:table-cell>
          <table:table-cell table:formula="of:=([.N27]+[.N28]+[.N29]+[.N30]+[.N31])/5" office:value-type="float" office:value="0.7357046" calcext:value-type="float">
            <text:p>0,7357046</text:p>
          </table:table-cell>
          <table:table-cell table:formula="of:=([.O27]+[.O28]+[.O29]+[.O30]+[.O31])/5" office:value-type="float" office:value="2418" calcext:value-type="float">
            <text:p>2418</text:p>
          </table:table-cell>
          <table:table-cell table:formula="of:=([.P27]+[.P28]+[.P29]+[.P30]+[.P31])/5" office:value-type="float" office:value="5.135648" calcext:value-type="float">
            <text:p>5,135648</text:p>
          </table:table-cell>
          <table:table-cell table:style-name="ce1" table:formula="of:=([.Q27]+[.Q28]+[.Q29]+[.Q30]+[.Q31])/5000000000" office:value-type="float" office:value="2.533093233" calcext:value-type="float">
            <text:p>2,533093233</text:p>
          </table:table-cell>
        </table:table-row>
        <table:table-row table:style-name="ro1" table:number-rows-repeated="26">
          <table:table-cell table:number-columns-repeated="17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6">
          <table:table-cell table:number-columns-repeated="17"/>
        </table:table-row>
        <table:table-row table:style-name="ro1" table:number-rows-repeated="5">
          <table:table-cell/>
          <table:table-cell table:style-name="ce10" table:number-columns-repeated="3"/>
          <table:table-cell table:style-name="ce30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3:29:28.6936058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2T13:48:20.191462725</dc:date>
    <meta:editing-duration>PT58M26S</meta:editing-duration>
    <meta:editing-cycles>9</meta:editing-cycles>
    <meta:generator>LibreOffice/6.0.7.3$Linux_X86_64 LibreOffice_project/00m0$Build-3</meta:generator>
    <meta:document-statistic meta:table-count="1" meta:cell-count="454" meta:object-count="0"/>
  </office:meta>
</office:document-meta>
</file>